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aa178" officeooo:paragraph-rsid="0036fb32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text-properties style:font-name="Arial" officeooo:rsid="0039b599" officeooo:paragraph-rsid="0012e585"/>
    </style:style>
    <style:style style:name="P17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3ee66" officeooo:paragraph-rsid="0036fb32"/>
    </style:style>
    <style:style style:name="P19" style:family="paragraph" style:parent-style-name="Text_20_body">
      <style:text-properties style:font-name="Arial" officeooo:rsid="001a0c74" officeooo:paragraph-rsid="000d8efb"/>
    </style:style>
    <style:style style:name="P20" style:family="paragraph" style:parent-style-name="Text_20_body">
      <style:text-properties style:font-name="Arial" officeooo:rsid="00288f62" officeooo:paragraph-rsid="00288f62"/>
    </style:style>
    <style:style style:name="P21" style:family="paragraph" style:parent-style-name="Text_20_body">
      <style:paragraph-properties fo:text-align="start" style:justify-single-word="false"/>
      <style:text-properties style:font-name="Arial" officeooo:rsid="002e56bb" officeooo:paragraph-rsid="0036fb32"/>
    </style:style>
    <style:style style:name="P22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36fb32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24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36fb32"/>
    </style:style>
    <style:style style:name="P25" style:family="paragraph" style:parent-style-name="Text_20_body">
      <style:paragraph-properties fo:text-align="start" style:justify-single-word="false"/>
      <style:text-properties fo:color="#000000" style:font-name="Arial" officeooo:rsid="00288f62" officeooo:paragraph-rsid="0036fb32"/>
    </style:style>
    <style:style style:name="P26" style:family="paragraph" style:parent-style-name="Text_20_body">
      <style:text-properties officeooo:rsid="002978fc" officeooo:paragraph-rsid="000d8efb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8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9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36fb32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6fb32" style:font-size-asian="9pt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36fb32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36fb32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36fb32" style:font-size-asian="12pt"/>
    </style:style>
    <style:style style:name="P38" style:family="paragraph" style:parent-style-name="Title">
      <style:paragraph-properties fo:text-align="start" style:justify-single-word="false"/>
    </style:style>
    <style:style style:name="P39" style:family="paragraph" style:parent-style-name="Standard">
      <style:text-properties style:text-underline-style="none" officeooo:rsid="0010e69f" officeooo:paragraph-rsid="0010e69f"/>
    </style:style>
    <style:style style:name="P40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41" style:family="paragraph" style:parent-style-name="Standard">
      <style:text-properties style:font-name="Arial" officeooo:rsid="001a0c74" officeooo:paragraph-rsid="00151494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36fb32" style:font-size-asian="12pt" style:font-size-complex="12pt"/>
    </style:style>
    <style:style style:name="P43" style:family="paragraph" style:parent-style-name="Standard">
      <style:text-properties style:font-name="Arial" fo:font-size="12pt" officeooo:rsid="00050115" officeooo:paragraph-rsid="0036fb3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36fb3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officeooo:rsid="00050115" officeooo:paragraph-rsid="0036fb32"/>
    </style:style>
    <style:style style:name="P46" style:family="paragraph" style:parent-style-name="Standard">
      <style:paragraph-properties fo:text-align="justify" style:justify-single-word="false"/>
      <style:text-properties style:font-name="Arial" officeooo:rsid="00050115" officeooo:paragraph-rsid="0036fb32"/>
    </style:style>
    <style:style style:name="P47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36fb32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080930" officeooo:paragraph-rsid="0036fb32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372428" officeooo:paragraph-rsid="0036fb32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65e84" officeooo:paragraph-rsid="00365e84"/>
    </style:style>
    <style:style style:name="P52" style:family="paragraph" style:parent-style-name="Text_20_body" style:list-style-name="L1">
      <style:text-properties style:font-name="Arial" officeooo:rsid="00305514" officeooo:paragraph-rsid="000d8efb"/>
    </style:style>
    <style:style style:name="P53" style:family="paragraph" style:parent-style-name="Text_20_body" style:list-style-name="L2">
      <style:text-properties style:font-name="Arial" officeooo:rsid="00305514" officeooo:paragraph-rsid="000d8efb"/>
    </style:style>
    <style:style style:name="P54" style:family="paragraph" style:parent-style-name="Text_20_body" style:list-style-name="L2">
      <style:text-properties style:font-name="Arial" officeooo:rsid="00305514" officeooo:paragraph-rsid="00390b6e"/>
    </style:style>
    <style:style style:name="P55" style:family="paragraph" style:parent-style-name="Text_20_body" style:list-style-name="L2">
      <style:text-properties style:font-name="Arial" officeooo:paragraph-rsid="000d8efb"/>
    </style:style>
    <style:style style:name="P56" style:family="paragraph" style:parent-style-name="Text_20_body" style:list-style-name="L3">
      <style:text-properties style:font-name="Arial" officeooo:paragraph-rsid="0023e4cd"/>
    </style:style>
    <style:style style:name="P57" style:family="paragraph" style:parent-style-name="Text_20_body" style:list-style-name="L3">
      <style:text-properties style:font-name="Arial" officeooo:paragraph-rsid="000d8efb"/>
    </style:style>
    <style:style style:name="P58" style:family="paragraph" style:parent-style-name="Text_20_body" style:list-style-name="L4">
      <style:text-properties style:font-name="Arial" officeooo:rsid="002cd815" officeooo:paragraph-rsid="000d8efb"/>
    </style:style>
    <style:style style:name="P59" style:family="paragraph" style:parent-style-name="Text_20_body" style:list-style-name="L7">
      <style:text-properties style:font-name="Arial" officeooo:rsid="002cd815" officeooo:paragraph-rsid="000d8efb"/>
    </style:style>
    <style:style style:name="P60" style:family="paragraph" style:parent-style-name="Text_20_body" style:list-style-name="L5">
      <style:text-properties style:font-name="Arial" officeooo:rsid="002e7638" officeooo:paragraph-rsid="000d8efb"/>
    </style:style>
    <style:style style:name="P61" style:family="paragraph" style:parent-style-name="Text_20_body" style:list-style-name="L6">
      <style:text-properties style:font-name="Arial" officeooo:rsid="002b167e" officeooo:paragraph-rsid="000d8efb"/>
    </style:style>
    <style:style style:name="P62" style:family="paragraph" style:parent-style-name="Text_20_body">
      <style:paragraph-properties fo:text-align="start" style:justify-single-word="false"/>
      <style:text-properties officeooo:paragraph-rsid="003a3036"/>
    </style:style>
    <style:style style:name="P63" style:family="paragraph" style:parent-style-name="Heading_20_2">
      <style:text-properties style:font-name="Arial" officeooo:paragraph-rsid="000d8efb"/>
    </style:style>
    <style:style style:name="P64" style:family="paragraph" style:parent-style-name="Heading_20_2">
      <style:paragraph-properties fo:line-height="100%"/>
    </style:style>
    <style:style style:name="P65" style:family="paragraph" style:parent-style-name="Heading_20_2">
      <style:paragraph-properties fo:text-align="start" style:justify-single-word="false"/>
      <style:text-properties officeooo:rsid="003a3036" officeooo:paragraph-rsid="003a3036"/>
    </style:style>
    <style:style style:name="P66" style:family="paragraph" style:parent-style-name="Heading_20_1">
      <style:text-properties style:font-name="Arial" officeooo:paragraph-rsid="000d8efb"/>
    </style:style>
    <style:style style:name="P67" style:family="paragraph" style:parent-style-name="Heading_20_1">
      <style:text-properties style:font-name="Arial" officeooo:rsid="001f56fa" officeooo:paragraph-rsid="000d8efb"/>
    </style:style>
    <style:style style:name="P68" style:family="paragraph" style:parent-style-name="Heading_20_1">
      <style:paragraph-properties fo:line-height="100%"/>
      <style:text-properties officeooo:paragraph-rsid="0012e585"/>
    </style:style>
    <style:style style:name="P69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36fb3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normal" officeooo:rsid="003a3036" officeooo:paragraph-rsid="003a3036" style:font-size-asian="12pt" style:font-weight-asian="normal" style:font-size-complex="12pt" style:font-weight-complex="normal"/>
    </style:style>
    <style:style style:name="P72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bold" officeooo:rsid="00337e25" style:font-weight-asian="bold" style:font-weight-complex="bold"/>
    </style:style>
    <style:style style:name="T14" style:family="text">
      <style:text-properties fo:font-weight="bold" officeooo:rsid="00372428" style:font-weight-asian="bold" style:font-weight-complex="bold"/>
    </style:style>
    <style:style style:name="T15" style:family="text">
      <style:text-properties fo:font-weight="bold" officeooo:rsid="003a303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a5d2" style:font-weight-asian="normal" style:font-weight-complex="normal"/>
    </style:style>
    <style:style style:name="T18" style:family="text">
      <style:text-properties officeooo:rsid="002e7638"/>
    </style:style>
    <style:style style:name="T19" style:family="text">
      <style:text-properties fo:color="#000000"/>
    </style:style>
    <style:style style:name="T20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22" style:family="text">
      <style:text-properties fo:color="#000000" fo:font-size="12pt" fo:font-weight="normal" style:font-size-asian="12pt" style:font-weight-asian="normal" style:font-size-complex="12pt"/>
    </style:style>
    <style:style style:name="T23" style:family="text">
      <style:text-properties fo:color="#000000" officeooo:rsid="00167eb9"/>
    </style:style>
    <style:style style:name="T24" style:family="text">
      <style:text-properties fo:color="#000000" officeooo:rsid="00288f62"/>
    </style:style>
    <style:style style:name="T25" style:family="text">
      <style:text-properties fo:color="#000000" officeooo:rsid="0035db85"/>
    </style:style>
    <style:style style:name="T26" style:family="text">
      <style:text-properties officeooo:rsid="002cd815"/>
    </style:style>
    <style:style style:name="T27" style:family="text">
      <style:text-properties officeooo:rsid="001c2188"/>
    </style:style>
    <style:style style:name="T28" style:family="text">
      <style:text-properties officeooo:rsid="001f56fa"/>
    </style:style>
    <style:style style:name="T29" style:family="text">
      <style:text-properties officeooo:rsid="0039b599"/>
    </style:style>
    <style:style style:name="T30" style:family="text">
      <style:text-properties officeooo:rsid="000f8426"/>
    </style:style>
    <style:style style:name="T31" style:family="text">
      <style:text-properties officeooo:rsid="0010e69f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012e585"/>
    </style:style>
    <style:style style:name="T35" style:family="text">
      <style:text-properties fo:font-size="12pt" fo:font-style="normal" fo:font-weight="normal" style:font-size-asian="12pt" style:font-style-asian="normal" style:font-weight-asian="normal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officeooo:rsid="00070fc0" style:font-size-asian="12pt"/>
    </style:style>
    <style:style style:name="T39" style:family="text">
      <style:text-properties fo:font-size="12pt" officeooo:rsid="002e56bb" style:font-size-asian="12pt"/>
    </style:style>
    <style:style style:name="T40" style:family="text">
      <style:text-properties fo:font-size="12pt" officeooo:rsid="00372428" style:font-size-asian="12pt"/>
    </style:style>
    <style:style style:name="T41" style:family="text">
      <style:text-properties style:font-name="Arial"/>
    </style:style>
    <style:style style:name="T42" style:family="text">
      <style:text-properties style:font-name="Arial" officeooo:rsid="0011e441"/>
    </style:style>
    <style:style style:name="T43" style:family="text">
      <style:text-properties style:font-name="Arial" fo:font-weight="normal" style:font-weight-asian="normal" style:font-weight-complex="normal"/>
    </style:style>
    <style:style style:name="T44" style:family="text">
      <style:text-properties style:font-name="Arial" fo:font-weight="normal" officeooo:rsid="001c288e" style:font-weight-asian="normal" style:font-weight-complex="normal"/>
    </style:style>
    <style:style style:name="T45" style:family="text">
      <style:text-properties style:font-name="Arial" fo:font-weight="normal" officeooo:rsid="001f56fa" style:font-weight-asian="normal" style:font-weight-complex="normal"/>
    </style:style>
    <style:style style:name="T46" style:family="text">
      <style:text-properties style:font-name="Arial" fo:font-weight="normal" officeooo:rsid="001c2188" style:font-weight-asian="normal" style:font-weight-complex="normal"/>
    </style:style>
    <style:style style:name="T47" style:family="text">
      <style:text-properties style:font-name="Arial" style:text-underline-style="solid" style:text-underline-width="auto" style:text-underline-color="font-color"/>
    </style:style>
    <style:style style:name="T48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50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style:font-name="Arial" officeooo:rsid="0039b599"/>
    </style:style>
    <style:style style:name="T52" style:family="text">
      <style:text-properties style:font-name="Arial" officeooo:rsid="0016c126"/>
    </style:style>
    <style:style style:name="T53" style:family="text">
      <style:text-properties style:font-name="Arial" officeooo:rsid="00167eb9"/>
    </style:style>
    <style:style style:name="T54" style:family="text">
      <style:text-properties style:font-name="Arial" officeooo:rsid="002565a9"/>
    </style:style>
    <style:style style:name="T55" style:family="text">
      <style:text-properties officeooo:rsid="0013f27f"/>
    </style:style>
    <style:style style:name="T56" style:family="text">
      <style:text-properties officeooo:rsid="001a0c74"/>
    </style:style>
    <style:style style:name="T57" style:family="text">
      <style:text-properties officeooo:rsid="00167eb9"/>
    </style:style>
    <style:style style:name="T58" style:family="text">
      <style:text-properties officeooo:rsid="0016c126"/>
    </style:style>
    <style:style style:name="T59" style:family="text">
      <style:text-properties officeooo:rsid="0018af1d"/>
    </style:style>
    <style:style style:name="T60" style:family="text">
      <style:text-properties officeooo:rsid="001d1d9a"/>
    </style:style>
    <style:style style:name="T61" style:family="text">
      <style:text-properties officeooo:rsid="001e5f71"/>
    </style:style>
    <style:style style:name="T62" style:family="text">
      <style:text-properties officeooo:rsid="000db319"/>
    </style:style>
    <style:style style:name="T63" style:family="text">
      <style:text-properties officeooo:rsid="000a42fb"/>
    </style:style>
    <style:style style:name="T64" style:family="text">
      <style:text-properties officeooo:rsid="001323c4"/>
    </style:style>
    <style:style style:name="T65" style:family="text">
      <style:text-properties officeooo:rsid="0023e4cd"/>
    </style:style>
    <style:style style:name="T66" style:family="text">
      <style:text-properties officeooo:rsid="00288f62"/>
    </style:style>
    <style:style style:name="T67" style:family="text">
      <style:text-properties officeooo:rsid="002b96d6"/>
    </style:style>
    <style:style style:name="T68" style:family="text">
      <style:text-properties officeooo:rsid="00234bec"/>
    </style:style>
    <style:style style:name="T69" style:family="text">
      <style:text-properties officeooo:rsid="00243a48"/>
    </style:style>
    <style:style style:name="T70" style:family="text">
      <style:text-properties officeooo:rsid="0028ca8b"/>
    </style:style>
    <style:style style:name="T71" style:family="text">
      <style:text-properties officeooo:rsid="002e56bb"/>
    </style:style>
    <style:style style:name="T72" style:family="text">
      <style:text-properties officeooo:rsid="003a303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h text:style-name="P65" text:outline-level="2">Biorex – Est du Québec</text:h>
      <text:p text:style-name="P62">198 boul. de Gaspé, suite 102<text:line-break/>Gaspé (Québec) G4X 1B1<text:line-break/>tél: (418) 368-5597</text:p>
      <text:p text:style-name="P42"/>
      <text:p text:style-name="P42"/>
      <text:p text:style-name="P48"><text:span text:style-name="T8">Objet : Candidature au poste d</text:span><text:span text:style-name="T13">’</text:span><text:span text:style-name="T15">observateur des pêches</text:span><text:span text:style-name="T8">.</text:span></text:p>
      <text:p text:style-name="P47"/>
      <text:p text:style-name="P49">Bonjour <text:span text:style-name="T72">Madame</text:span>, <text:span text:style-name="T72">Monsieur</text:span></text:p>
      <text:p text:style-name="P49"/>
      <text:p text:style-name="P45"><text:span text:style-name="T62"><text:tab/>Arrivé au Québec</text:span> <text:span text:style-name="T67">depuis lundi</text:span> <text:span text:style-name="T72">25, </text:span>j<text:span text:style-name="T62">e suis à la recherche d</text:span>’<text:span text:style-name="T62">un </text:span>emploi dans mon domaine de compétence. <text:span text:style-name="T62">Une première</text:span> prospection m’a permis de prendre connaissance de votre offre <text:span text:style-name="T63">via</text:span> le site <text:span text:style-name="T64">internet</text:span> <text:span text:style-name="T71">d’Emploi Québec.</text:span></text:p>
      <text:p text:style-name="P45"/>
      <text:p text:style-name="P44"><text:tab/>Intéressé par l'opportunité de me rapprocher de ma formation initiale et du monde de l’<text:span text:style-name="T72">environnement</text:span>, ce poste est <text:span text:style-name="T70">pour moi</text:span> très attractif.</text:p>
      <text:p text:style-name="P70">J'ai pratiqué l<text:span text:style-name="T72">es inventaires faunistiques et l’identification</text:span> <text:span text:style-name="T72">tout au long de</text:span> mon cursus scolaire <text:span text:style-name="T72">en biologie et océanographie</text:span>. <text:span text:style-name="T69">Les différents postes que j’ai occupé m’ont sensibilisé au règles d’hygiène et à la sécurité au travail. </text:span><text:s/>Mon dernier emploi m'a permis de développer <text:span text:style-name="T68">ma rigueur et</text:span> mes compétences de technicien. Je pense pouvoir transposer ces compétences et mes connaissances scolaires <text:span text:style-name="T68">au poste que vous proposez.</text:span></text:p>
      <text:p text:style-name="P71"/>
      <text:p text:style-name="P71"><text:tab/>Je pratique la navigation à voile en croisière et régate. Je dispose d’un permis bateau (français) pour les embarcation a moteur de petite taille armée à la plaisance.</text:p>
      <text:p text:style-name="P45"/>
      <text:p text:style-name="P33"><text:span text:style-name="T37"><text:tab/>Je vous remercie de l’attention que vous porterez à ma candidature et je demeure disponible pour vous rencontrer </text:span><text:span text:style-name="T39">à tout moment.</text:span><text:span text:style-name="T37"> </text:span></text:p>
      <text:p text:style-name="P34"/>
      <text:p text:style-name="P35"><text:span text:style-name="T37">Je vous prie de recevoir, M</text:span><text:span text:style-name="T38">adame</text:span><text:span text:style-name="T37">,</text:span><text:span text:style-name="T40">Monsieur,</text:span><text:span text:style-name="T37"> mes meilleures salutations.</text:span></text:p>
      <text:p text:style-name="P37"/>
      <text:p text:style-name="P36">Florian Quiec</text:p>
      <text:p text:style-name="P46"/>
      <text:p text:style-name="P7">852 Rue Monseigneur-Grandin,</text:p>
      <text:p text:style-name="P22">Quebec City, </text:p>
      <text:p text:style-name="P22">Québec G1V 3X7</text:p>
      <text:p text:style-name="P22">Canada</text:p>
      <text:p text:style-name="P18"><text:a xlink:type="simple" xlink:href="mailto:florian.quiec@laposte.net" text:style-name="Internet_20_link" text:visited-style-name="Visited_20_Internet_20_Link"><text:span text:style-name="T23">f</text:span></text:a><text:a xlink:type="simple" xlink:href="mailto:florian.quiec@laposte.net" text:style-name="Internet_20_link" text:visited-style-name="Visited_20_Internet_20_Link"><text:span text:style-name="T19">lorian.quiec@laposte.net</text:span></text:a></text:p>
      <text:p text:style-name="P21"><text:span text:style-name="T19">Cellulaire: <text:s/></text:span><text:span text:style-name="T24">418-478-9182</text:span></text:p>
      <text:p text:style-name="P24"/>
      <text:p text:style-name="P24"/>
      <text:p text:style-name="P25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38"><text:span text:style-name="T60">Q</text:span>uiec <text:span text:style-name="T55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6">florian.quiec@yahoo.com</text:span></text:a></text:p>
      <text:p text:style-name="P41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3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9">Canada</text:p>
      <text:p text:style-name="P20">Cellulaire: 418-478-9182 </text:p>
      <text:h text:style-name="P66" text:outline-level="1">Objectif de carrière.</text:h>
      <text:p text:style-name="P15">La <text:span text:style-name="T66">biologie à</text:span> toujours constitué mon centre d’intérêt principal. Diverses raisons m’<text:span text:style-name="T61">o</text:span>n<text:span text:style-name="T61">t</text:span> amen<text:span text:style-name="T61">é</text:span> <text:span text:style-name="T61">à</text:span> m’épanouir dans d’autres profession<text:span text:style-name="T61">s,</text:span> mais je souhaite profiter de ma venu<text:span text:style-name="T61">e</text:span> au <text:span text:style-name="T61">C</text:span>anada pour renouer avec ma formation initial<text:span text:style-name="T61">e</text:span> en <text:span text:style-name="T61">B</text:span>iologie de l’environnement.</text:p>
      <text:h text:style-name="P69" text:outline-level="1"><text:span text:style-name="T55">Compétences</text:span> <text:span text:style-name="T55">et aptitudes</text:span></text:h>
      <text:h text:style-name="Heading_20_2" text:outline-level="2">Personnelles</text:h>
      <text:list xml:id="list3642402838" text:style-name="L1">
        <text:list-item>
          <text:p text:style-name="P52"><text:span text:style-name="T57">A</text:span>pprendre <text:span text:style-name="T57">à </text:span>réaliser chaque tâche<text:span text:style-name="T65">s</text:span> <text:span text:style-name="T59">avec soin et efficacité</text:span>.</text:p>
        </text:list-item>
        <text:list-item>
          <text:p text:style-name="P52"><text:span text:style-name="T2">Montrer de la c</text:span>uriosité envers tou<text:span text:style-name="T57">t</text:span> ce qui <text:span text:style-name="T57">à</text:span> trait <text:span text:style-name="T57">à</text:span> la technique et au<text:span text:style-name="T55">x</text:span> science<text:span text:style-name="T55">s.</text:span></text:p>
        </text:list-item>
        <text:list-item>
          <text:p text:style-name="P52"><text:span text:style-name="T2">Travailler</text:span> en <text:span text:style-name="T2">extérieur</text:span> et en condition<text:span text:style-name="T55">s</text:span> <text:span text:style-name="T2">difficiles.</text:span></text:p>
        </text:list-item>
      </text:list>
      <text:h text:style-name="P63" text:outline-level="2">Scolaire<text:span text:style-name="T57">s</text:span></text:h>
      <text:list xml:id="list561965975" text:style-name="L2">
        <text:list-item>
          <text:p text:style-name="P55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3"><text:span text:style-name="T4">Effectuer une </text:span>Veille technologique <text:span text:style-name="T4">efficace.</text:span></text:p>
        </text:list-item>
        <text:list-item>
          <text:p text:style-name="P54"><text:span text:style-name="T57">I</text:span>dentifi<text:span text:style-name="T3">er et inventorier la flore et faune</text:span>, <text:span text:style-name="T6">échantillonner</text:span> par transect, quadra <text:span text:style-name="T3">et autres méthodes.</text:span></text:p>
        </text:list-item>
        <text:list-item>
          <text:p text:style-name="P54"><text:span text:style-name="T19">Prél</text:span><text:span text:style-name="T25">ever <text:s/></text:span><text:span text:style-name="T19">d</text:span><text:span text:style-name="T25">e l’</text:span><text:span text:style-name="T19">eau, </text:span><text:span text:style-name="T25">des</text:span><text:span text:style-name="T19"> sédiment</text:span><text:span text:style-name="T23">s</text:span><text:span text:style-name="T19">, </text:span><text:span text:style-name="T25">effectuer des mesures physico-chimiques, y compris depuis un bateau.</text:span></text:p>
        </text:list-item>
      </text:list>
      <text:h text:style-name="P63" text:outline-level="2">Professionnel<text:span text:style-name="T57">les</text:span></text:h>
      <text:list xml:id="list1555983579" text:style-name="L3">
        <text:list-item>
          <text:p text:style-name="P56"><text:span text:style-name="T53">Manipul</text:span><text:span text:style-name="T3">er</text:span><text:span text:style-name="T53"> et bagu</text:span><text:span text:style-name="T3">er</text:span><text:span text:style-name="T53"> </text:span><text:span text:style-name="T3">des </text:span><text:span text:style-name="T53">oiseaux, </text:span><text:span text:style-name="T57">effectuer des </text:span><text:span text:style-name="T53">soins </text:span><text:span text:style-name="T7">aux animaux.</text:span></text:p>
        </text:list-item>
        <text:list-item>
          <text:p text:style-name="P57">Stratifi<text:span text:style-name="T3">er</text:span> : pièces à l'unité, tous procédés.</text:p>
        </text:list-item>
        <text:list-item>
          <text:p text:style-name="P57">Install<text:span text:style-name="T3">er</text:span> de<text:span text:style-name="T3">s</text:span> dispositifs expérimentaux.</text:p>
        </text:list-item>
        <text:list-item>
          <text:p text:style-name="P57"><text:span text:style-name="T3">Effectuer des tâches de </text:span>maintenance courante <text:span text:style-name="T3">et de petite mécanique.</text:span></text:p>
        </text:list-item>
      </text:list>
      <text:h text:style-name="P67" text:outline-level="1"><text:soft-page-break/>Expérience</text:h>
      <text:p text:style-name="P40"><text:span text:style-name="T8">Stratifieur, </text:span><text:span text:style-name="T12">P</text:span><text:span text:style-name="T8">rototypiste </text:span><text:span text:style-name="T16">dans le nautisme. <text:s text:c="35"/></text:span>Février 2018 - <text:span text:style-name="T31">Janvier 2020</text:span></text:p>
      <text:p text:style-name="P39"><text:a xlink:type="simple" xlink:href="http://www.technologiemarine.com/" text:style-name="Internet_20_link" text:visited-style-name="Visited_20_Internet_20_Link"><text:span text:style-name="T41">Technologie </text:span></text:a><text:a xlink:type="simple" xlink:href="http://www.technologiemarine.com/" text:style-name="Internet_20_link" text:visited-style-name="Visited_20_Internet_20_Link"><text:span text:style-name="T42">M</text:span></text:a><text:a xlink:type="simple" xlink:href="http://www.technologiemarine.com/" text:style-name="Internet_20_link" text:visited-style-name="Visited_20_Internet_20_Link"><text:span text:style-name="T41">arine</text:span></text:a></text:p>
      <text:p text:style-name="P9"/>
      <text:list xml:id="list4132936395" text:style-name="L4">
        <text:list-item>
          <text:p text:style-name="P58">Réalisation de <text:span text:style-name="T30">pièces</text:span> en composite, selon diverse<text:span text:style-name="T34">s</text:span> techniques <text:span text:style-name="T57">à</text:span> haute performance <text:span text:style-name="T18">pour le secteur de la compétition nautique.</text:span></text:p>
        </text:list-item>
        <text:list-item>
          <text:p text:style-name="P58">Fabrication et assemblage d’un catamaran de 69‘’ <text:span text:style-name="T57">(CA du projet 1,4M€)</text:span>.</text:p>
        </text:list-item>
        <text:list-item>
          <text:p text:style-name="P58">Réalisation s<text:span text:style-name="T30">ur </text:span>plan d’architecte de <text:span text:style-name="T30">pièces</text:span> unique<text:span text:style-name="T57">s</text:span> <text:span text:style-name="T30">de</text:span> forte valeur: <text:span text:style-name="T57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41">CreAAH</text:span></text:a></text:p>
      <text:p text:style-name="P12"/>
      <text:list xml:id="list2929922224" text:style-name="L5">
        <text:list-item>
          <text:p text:style-name="P60"><text:span text:style-name="T31">F</text:span>ouille d’une tombe <text:span text:style-name="T19">néolithique</text:span>, mise en valeur des structure<text:span text:style-name="T57">s</text:span> <text:span text:style-name="T6">extérieures.</text:span></text:p>
        </text:list-item>
        <text:list-item>
          <text:p text:style-name="P60">Apprentissage de technique<text:span text:style-name="T57">s</text:span> et <text:span text:style-name="T6">connaissances</text:span> sortant de mon domaine de <text:span text:style-name="T6">compétence.</text:span></text:p>
        </text:list-item>
        <text:list-item>
          <text:p text:style-name="P60">Travail physique, en <text:span text:style-name="T6">extérieur.</text:span></text:p>
        </text:list-item>
        <text:list-item>
          <text:p text:style-name="P60">Travail <text:span text:style-name="T6">minutieux</text:span>.</text:p>
        </text:list-item>
        <text:list-item>
          <text:p text:style-name="P60"><text:span text:style-name="T6">Aptitude</text:span> <text:span text:style-name="T31">à</text:span> vivre en groupe et <text:span text:style-name="T57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41">Csosl</text:span></text:a></text:p>
      <text:p text:style-name="P8"/>
      <text:list xml:id="list2561675668" text:style-name="L6">
        <text:list-item>
          <text:p text:style-name="P61">Soin au<text:span text:style-name="T58">x</text:span> jeunes oiseaux, <text:span text:style-name="T30">nourrissage</text:span>, élevage, gestion de la nurserie.</text:p>
        </text:list-item>
        <text:list-item>
          <text:p text:style-name="P61"><text:span text:style-name="T30">Administration</text:span> des traitement<text:span text:style-name="T58">s</text:span> <text:span text:style-name="T30">médicamenteux</text:span> dans le respect des prescription<text:span text:style-name="T58">s</text:span> <text:span text:style-name="T30">vétérinaires.</text:span></text:p>
        </text:list-item>
        <text:list-item>
          <text:p text:style-name="P61">Assistance lors de certains actes <text:span text:style-name="T30">vétérinaires.</text:span></text:p>
        </text:list-item>
        <text:list-item>
          <text:p text:style-name="P61"><text:span text:style-name="T30">Accueil</text:span> du publique et des <text:span text:style-name="T30">bénévoles</text:span>, explication<text:span text:style-name="T58">s</text:span> sur le devenir des animaux <text:span text:style-name="T26">accueillis.</text:span></text:p>
        </text:list-item>
        <text:list-item>
          <text:p text:style-name="P61"><text:span text:style-name="T30">E</text:span>ntretient des installation<text:span text:style-name="T58">s</text:span>, nettoyage, maintenance courante.</text:p>
          <text:p text:style-name="P61"/>
        </text:list-item>
      </text:list>
      <text:p text:style-name="P8"><text:span text:style-name="T32">Stage en recherche : </text:span><text:span text:style-name="T33">Tomographie électrique de la Soufrière. <text:s text:c="29"/></text:span><text:span text:style-name="T32">Août <text:s/>2011</text:span></text:p>
      <text:p text:style-name="P5"><text:a xlink:type="simple" xlink:href="https://ipr.univ-rennes1.fr/en" text:style-name="Internet_20_link" text:visited-style-name="Visited_20_Internet_20_Link"><text:span text:style-name="T41">Institut de Physique de Rennes</text:span></text:a></text:p>
      <text:p text:style-name="P11"/>
      <text:list xml:id="list1667150749" text:style-name="L7">
        <text:list-item>
          <text:p text:style-name="P59">Participation <text:span text:style-name="T58">à</text:span> l’installation du dispositif de <text:span text:style-name="T6">tomographie.</text:span></text:p>
        </text:list-item>
        <text:list-item>
          <text:p text:style-name="P59">Acquisition des coupes tomographiques, mesure des courant<text:span text:style-name="T58">s</text:span> d’air inhalant et <text:span text:style-name="T6">exhalant</text:span> du <text:span text:style-name="T6">cratère</text:span> de la Soufrière.</text:p>
        </text:list-item>
        <text:list-item>
          <text:p text:style-name="P59">Participation <text:span text:style-name="T58">à</text:span> la création et <text:span text:style-name="T58">à </text:span>la mise en place des dispositif<text:span text:style-name="T58">s</text:span> <text:span text:style-name="T6">expérimentaux</text:span>.</text:p>
        </text:list-item>
        <text:list-item>
          <text:p text:style-name="P59">Participation <text:span text:style-name="T58">à</text:span> l’entretient des installation<text:span text:style-name="T58">s</text:span> d’acquisition de donnée<text:span text:style-name="T65">s</text:span> en milieu isolé.</text:p>
        </text:list-item>
        <text:list-item>
          <text:p text:style-name="P59">Traitement et formatage de données brutes.</text:p>
        </text:list-item>
      </text:list>
      <text:h text:style-name="P66" text:outline-level="1"><text:soft-page-break/></text:h>
      <text:h text:style-name="P66" text:outline-level="1">Formation</text:h>
      <text:p text:style-name="P13">(les intitulés des diplômes obtenu<text:span text:style-name="T58">s</text:span> en France sont traduit<text:span text:style-name="T58">s</text:span> par leur<text:span text:style-name="T58">s</text:span> équivalent<text:span text:style-name="T58">s</text:span> québecois)</text:p>
      <text:p text:style-name="P29"><text:span text:style-name="T8">Stratifieur, Prototypiste </text:span><text:span text:style-name="T16">(formation professionnelle) <text:s text:c="57"/></text:span>2018</text:p>
      <text:p text:style-name="P28"><text:a xlink:type="simple" xlink:href="http://www.technologiemarine.com/" text:style-name="Internet_20_link" text:visited-style-name="Visited_20_Internet_20_Link"><text:span text:style-name="T41">Technologie Marine (</text:span></text:a><text:a xlink:type="simple" xlink:href="http://www.technologiemarine.com/" text:style-name="Internet_20_link" text:visited-style-name="Visited_20_Internet_20_Link"><text:span text:style-name="T52">fabrication de </text:span></text:a><text:a xlink:type="simple" xlink:href="http://www.technologiemarine.com/" text:style-name="Internet_20_link" text:visited-style-name="Visited_20_Internet_20_Link"><text:span text:style-name="T41">voilier</text:span></text:a><text:a xlink:type="simple" xlink:href="http://www.technologiemarine.com/" text:style-name="Internet_20_link" text:visited-style-name="Visited_20_Internet_20_Link"><text:span text:style-name="T54">s</text:span></text:a><text:a xlink:type="simple" xlink:href="http://www.technologiemarine.com/" text:style-name="Internet_20_link" text:visited-style-name="Visited_20_Internet_20_Link"><text:span text:style-name="T41"> de comp</text:span></text:a><text:a xlink:type="simple" xlink:href="http://www.technologiemarine.com/" text:style-name="Internet_20_link" text:visited-style-name="Visited_20_Internet_20_Link"><text:span text:style-name="T52">é</text:span></text:a><text:a xlink:type="simple" xlink:href="http://www.technologiemarine.com/" text:style-name="Internet_20_link" text:visited-style-name="Visited_20_Internet_20_Link"><text:span text:style-name="T41">tition)</text:span></text:a></text:p>
      <text:p text:style-name="P8"/>
      <text:p text:style-name="P30"><text:span text:style-name="T27">Première année de </text:span><text:span text:style-name="T9">Maitrise en </text:span><text:span text:style-name="T10">océanographie</text:span><text:span text:style-name="T9"> </text:span><text:span text:style-name="T17">(non acquis) <text:s text:c="42"/>2</text:span><text:span text:style-name="T16">017</text:span></text:p>
      <text:p text:style-name="P27"><text:a xlink:type="simple" xlink:href="https://www.osupytheas.fr/?-Master-Oceanographie-Oceanography-Master-&amp;lang=fr" text:style-name="Internet_20_link" text:visited-style-name="Visited_20_Internet_20_Link"><text:span text:style-name="T43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4">S</text:span></text:a><text:a xlink:type="simple" xlink:href="https://www.osupytheas.fr/?-Master-Oceanographie-Oceanography-Master-&amp;lang=fr" text:style-name="Internet_20_link" text:visited-style-name="Visited_20_Internet_20_Link"><text:span text:style-name="T43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4">U</text:span></text:a><text:a xlink:type="simple" xlink:href="https://www.osupytheas.fr/?-Master-Oceanographie-Oceanography-Master-&amp;lang=fr" text:style-name="Internet_20_link" text:visited-style-name="Visited_20_Internet_20_Link"><text:span text:style-name="T43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5">France</text:span></text:a><text:a xlink:type="simple" xlink:href="https://www.osupytheas.fr/?-Master-Oceanographie-Oceanography-Master-&amp;lang=fr" text:style-name="Internet_20_link" text:visited-style-name="Visited_20_Internet_20_Link"><text:span text:style-name="T43">)</text:span></text:a></text:p>
      <text:p text:style-name="P8"/>
      <text:p text:style-name="P27"><text:span text:style-name="T48">B</text:span><text:span text:style-name="Strong_20_Emphasis"><text:span text:style-name="T48">acc</text:span></text:span><text:span text:style-name="Strong_20_Emphasis"><text:span text:style-name="T47">alauréat</text:span></text:span><text:span text:style-name="Strong_20_Emphasis"><text:span text:style-name="T50"> en </text:span></text:span><text:span text:style-name="Strong_20_Emphasis"><text:span text:style-name="T49">B</text:span></text:span><text:span text:style-name="Strong_20_Emphasis"><text:span text:style-name="T48">iologie des organismes <text:s text:c="69"/></text:span></text:span><text:span text:style-name="Strong_20_Emphasis"><text:span text:style-name="T50">2016</text:span></text:span></text:p>
      <text:p text:style-name="P27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6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5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6">France)</text:span></text:span></text:a></text:p>
      <text:p text:style-name="P26"/>
      <text:p text:style-name="P30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8">S</text:span>cience, option Biologie) <text:s text:c="37"/>2010</text:p>
      <text:p text:style-name="P32">Lycée Victor <text:span text:style-name="T28">Hugo (Hennebont, France)</text:span></text:p>
      <text:p text:style-name="P32"/>
      <text:p text:style-name="P31"><text:span text:style-name="T8">Médaille</text:span> de bronze aux <text:span text:style-name="T8">Olympiades de Géosciences. <text:s text:c="50"/></text:span><text:span text:style-name="T16"><text:s/>2009</text:span></text:p>
      <text:h text:style-name="P68" text:outline-level="1"><text:span text:style-name="T51">I</text:span><text:span text:style-name="T41">nformation</text:span><text:span text:style-name="T52">s</text:span><text:span text:style-name="T41"> </text:span><text:span text:style-name="T51">complémentaire</text:span><text:span text:style-name="T52">s</text:span></text:h>
      <text:h text:style-name="P64" text:outline-level="2"><text:span text:style-name="T29">Informatique et l</text:span>ogiciels</text:h>
      <text:list xml:id="list2505203094" text:style-name="L8">
        <text:list-item>
          <text:p text:style-name="P72"><text:span text:style-name="T20">S</text:span><text:span text:style-name="T21">IG</text:span><text:span text:style-name="T22">:</text:span> <text:span text:style-name="T34">arcGIS</text:span>.</text:p>
        </text:list-item>
        <text:list-item>
          <text:p text:style-name="P72"><text:span text:style-name="T36">Statistique:</text:span><text:span text:style-name="T35"> </text:span>R.</text:p>
        </text:list-item>
        <text:list-item>
          <text:p text:style-name="P72"><text:span text:style-name="T35">CAO: </text:span>Rhino.</text:p>
        </text:list-item>
      </text:list>
      <text:p text:style-name="P50">Maitrise des outils de bureautique.</text:p>
      <text:p text:style-name="P51">Utilisation quotidienne de Linux.</text:p>
      <text:p text:style-name="P50"><text:span text:style-name="T58">Bonne b</text:span>ase de programmation en Python.</text:p>
      <text:h text:style-name="P63" text:outline-level="2">Langue</text:h>
      <text:p text:style-name="P16">Français (maternel).</text:p>
      <text:p text:style-name="P17">Anglais (scientifique). </text:p>
      <text:p text:style-name="P17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3-02T14:16:32.900464966</dc:date>
    <meta:editing-duration>PT22H45M52S</meta:editing-duration>
    <meta:editing-cycles>29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772" meta:character-count="5814" meta:non-whitespace-character-count="4601"/>
  </office:meta>
</office:document-meta>
</file>